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9cm"/>
    </style:style>
    <style:style style:name="co2" style:family="table-column">
      <style:table-column-properties fo:break-before="auto" style:column-width="13.774cm"/>
    </style:style>
    <style:style style:name="co3" style:family="table-column">
      <style:table-column-properties fo:break-before="auto" style:column-width="8.015cm"/>
    </style:style>
    <style:style style:name="co4" style:family="table-column">
      <style:table-column-properties fo:break-before="auto" style:column-width="5.6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976cm" fo:break-before="auto" style:use-optimal-row-height="true"/>
    </style:style>
    <style:style style:name="ro5" style:family="table-row">
      <style:table-row-properties style:row-height="1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4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bold" style:font-name-complex="Tahoma" style:font-size-complex="6.8000001907348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zxx" style:country-asian="none" style:font-style-asian="italic" style:font-weight-asian="bold" style:font-name-complex="Tahoma" style:font-size-complex="6.80000019073486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4pt" fo:font-style="italic" style:font-size-asian="14pt" style:font-size-complex="14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24"/>
        <table:table-column table:style-name="co3" table:default-cell-style-name="ce1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2" office:value-type="string" calcext:value-type="string">
            <text:p>Rosanna Cantavella</text:p>
          </table:table-cell>
          <table:table-cell table:style-name="ce14" office:value-type="string" calcext:value-type="string">
            <text:p>Inventari rims acordants i ordinals en Jordi de Sant Jordi</text:p>
          </table:table-cell>
          <table:table-cell table:style-name="ce25" office:value-type="string" calcext:value-type="string">
            <text:p>Claus al final del document</text:p>
          </table:table-cell>
          <table:table-cell table:style-name="ce30"/>
          <table:table-cell table:style-name="ce34"/>
        </table:table-row>
        <table:table-row table:style-name="ro2">
          <table:table-cell table:style-name="ce8" office:value-type="string" calcext:value-type="string">
            <text:p>cas</text:p>
          </table:table-cell>
          <table:table-cell table:style-name="ce15" office:value-type="string" calcext:value-type="string">
            <text:p>identificació</text:p>
          </table:table-cell>
          <table:table-cell table:style-name="ce16" office:value-type="string" calcext:value-type="string">
            <text:p><text:span text:style-name="T2">poema</text:span>: vv.</text:p>
          </table:table-cell>
          <table:table-cell table:style-name="ce31" office:value-type="string" calcext:value-type="string">
            <text:p>més d'un tipus de rima?</text:p>
          </table:table-cell>
          <table:table-cell table:style-name="ce10"/>
        </table:table-row>
        <table:table-row table:style-name="ro3">
          <table:table-cell table:style-name="ce11" office:value-type="string" calcext:value-type="string">
            <text:p>signes - insigne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ignes - insignes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stròlegs - teòleg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taules – espaules – taules - faule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5-7-9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alla - f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6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taules - taules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5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etaules - taule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5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bles - nobles</text:p>
          </table:table-cell>
          <table:table-cell table:style-name="ce20" office:value-type="string" calcext:value-type="string">
            <text:p>D5/2 <text:s text:c="4"/>utrisonants!</text:p>
          </table:table-cell>
          <table:table-cell table:style-name="ce17" office:value-type="string" calcext:value-type="string">
            <text:p>5: 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barca – barca – arca - marc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barca - barc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barca – barc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sta – ta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14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luvi - fluvi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ama – fama – rama - reclam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ma - fama</text:p>
          </table:table-cell>
          <table:table-cell table:style-name="ce20" office:value-type="string" calcext:value-type="string">
            <text:p>5 o tornats?</text:p>
          </table:table-cell>
          <table:table-cell table:style-name="ce17" office:value-type="string" calcext:value-type="string">
            <text:p>5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ma – fam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aca - estac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22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aca - estac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22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nostre - most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6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rsona – dóna – abandona - on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rsona – dóna – abandona - ona</text:p>
          </table:table-cell>
          <table:table-cell table:style-name="ce20" office:value-type="string" calcext:value-type="string">
            <text:p>8 de ona respecte dels altres tres</text:p>
          </table:table-cell>
          <table:table-cell table:style-name="ce17" office:value-type="string" calcext:value-type="string">
            <text:p>5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óna – abandon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31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óna – abandona</text:p>
          </table:table-cell>
          <table:table-cell table:style-name="ce20" office:value-type="string" calcext:value-type="string">
            <text:p>8 (doble, amb ona respecte dels altres tres)</text:p>
          </table:table-cell>
          <table:table-cell table:style-name="ce17" office:value-type="string" calcext:value-type="string">
            <text:p>5: 31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usta - aju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4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icis – artificis – nicis -indici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7-39 - 41-4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gle - arregl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8-4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querre - sofer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42-4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der – saub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iti – quiti 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es – pres – tingués - def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5-7-9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treta – reta – retreta - dre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3: 6-8-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fensar – fiar – despar - tirar</text:p>
          </table:table-cell>
          <table:table-cell table:style-name="ce20" office:value-type="string" calcext:value-type="string">
            <text:p>0 (veg. seg.)</text:p>
          </table:table-cell>
          <table:table-cell table:style-name="ce17" office:value-type="string" calcext:value-type="string">
            <text:p>3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fensar - despar</text:p>
          </table:table-cell>
          <table:table-cell table:style-name="ce20" office:value-type="string" calcext:value-type="string">
            <text:p>10 [de][s]</text:p>
          </table:table-cell>
          <table:table-cell table:style-name="ce17" office:value-type="string" calcext:value-type="string">
            <text:p>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rdesca – peresca – servesca - destroesc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14-16-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hai – jamai – d'esmai - plai</text:p>
          </table:table-cell>
          <table:table-cell table:style-name="ce20" office:value-type="string" calcext:value-type="string">
            <text:p>8 hai respecte de la resta</text:p>
          </table:table-cell>
          <table:table-cell table:style-name="ce17" office:value-type="string" calcext:value-type="string">
            <text:p>3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jamai – d'esmai - pl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orça – estorça – esforça - escor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torça – esforça - escorça</text:p>
          </table:table-cell>
          <table:table-cell table:style-name="ce20" office:value-type="string" calcext:value-type="string">
            <text:p>quasi 4</text:p>
          </table:table-cell>
          <table:table-cell table:style-name="ce17" office:value-type="string" calcext:value-type="string">
            <text:p>3: 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orça-esfor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3: 22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orça - esforç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3: 22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aïmen – parlamen – dolen - foll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3: 29-31-33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lamen – foll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3: 31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arreria – m'aucia – sia gloton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30-32-34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an – anan/dan – capitan – engan – tan - d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37-39-41-43-45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an – (dan) - dan</text:p>
          </table:table-cell>
          <table:table-cell table:style-name="ce20" office:value-type="string" calcext:value-type="string">
            <text:p>50 (o 5?) Fratta 229 els considera no tornats sinó equívocs, i comenta v.39 a 72-73</text:p>
          </table:table-cell>
          <table:table-cell table:style-name="ce17" office:value-type="string" calcext:value-type="string">
            <text:p>3: 37-(39)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nda - renda</text:p>
          </table:table-cell>
          <table:table-cell table:style-name="ce20" office:value-type="string" calcext:value-type="string">
            <text:p>5 (accepcions segons Riquer-Badia 113: primer 'retre's', segon 'rescatar')</text:p>
          </table:table-cell>
          <table:table-cell table:style-name="ce17" office:value-type="string" calcext:value-type="string">
            <text:p>3: 46-4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uber-vol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ia-falci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8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ar-ignorar-mostrar-most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ostrar-mostrar</text:p>
          </table:table-cell>
          <table:table-cell table:style-name="ce20" office:value-type="string" calcext:value-type="string">
            <text:p>5 o tornats?</text:p>
          </table:table-cell>
          <table:table-cell table:style-name="ce17" office:value-type="string" calcext:value-type="string">
            <text:p>8: 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oblida-crida-sentida-vi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6-8-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len-regiramen-saviamen-g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egiramen-savi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8: 15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tatura-s'atura-oradura-fre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14-16-18-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tatura-s'atur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8: 14-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tatura-s'atura</text:p>
          </table:table-cell>
          <table:table-cell table:style-name="ce20" office:value-type="string" calcext:value-type="string">
            <text:p>7?</text:p>
          </table:table-cell>
          <table:table-cell table:style-name="ce17" office:value-type="string" calcext:value-type="string">
            <text:p>8: 14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tatura-s'atura-fre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8: 14-16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mport-desacord-desconhort-p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mport-po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8: 21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mport-por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8: 21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acord-desconhort</text:p>
          </table:table-cell>
          <table:table-cell table:style-name="ce20" office:value-type="string" calcext:value-type="string">
            <text:p>10 [des] [k]</text:p>
          </table:table-cell>
          <table:table-cell table:style-name="ce17" office:value-type="string" calcext:value-type="string">
            <text:p>8: 23-2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istança-erança-usança-espera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rança-esperanç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8: 24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i-desplai-hai-sai</text:p>
          </table:table-cell>
          <table:table-cell table:style-name="ce20" office:value-type="string" calcext:value-type="string">
            <text:p>8 (hai)</text:p>
          </table:table-cell>
          <table:table-cell table:style-name="ce17" office:value-type="string" calcext:value-type="string">
            <text:p>8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lla-calla-tralla-p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gués-fes-nasqués-avengués-degués-p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37-39-41-43-45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gués-avengués-degué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8: 37-43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lla-aconsella-bella-sella-gonella-parella</text:p>
          </table:table-cell>
          <table:table-cell table:style-name="ce20" office:value-type="string" calcext:value-type="string">
            <text:p>8 (ella)</text:p>
          </table:table-cell>
          <table:table-cell table:style-name="ce17" office:value-type="string" calcext:value-type="string">
            <text:p>8: 38-40-42-44-46-4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imia-maest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1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ostrar-triumfar</text:p>
          </table:table-cell>
          <table:table-cell table:style-name="ce20" office:value-type="string" calcext:value-type="string">
            <text:p>10 [t] [r]</text:p>
          </table:table-cell>
          <table:table-cell table:style-name="ce17" office:value-type="string" calcext:value-type="string">
            <text:p>6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na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5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rvir-cartenir</text:p>
          </table:table-cell>
          <table:table-cell table:style-name="ce20" office:value-type="string" calcext:value-type="string">
            <text:p>10 [r] [e]</text:p>
          </table:table-cell>
          <table:table-cell table:style-name="ce17" office:value-type="string" calcext:value-type="string">
            <text:p>6: 6-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lia-company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9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yorejar-estar</text:p>
          </table:table-cell>
          <table:table-cell table:style-name="ce20" office:value-type="string" calcext:value-type="string">
            <text:p>10 [s] [e]</text:p>
          </table:table-cell>
          <table:table-cell table:style-name="ce17" office:value-type="string" calcext:value-type="string">
            <text:p>6: 10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tatura-drei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13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smentir-d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6: 14-1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ollia-s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17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utjar-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18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oradura-fig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21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ir-obe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22-2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yoria-millori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6: 25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mptar-subjug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26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ura-fac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29-3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fir-llir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6: 30-3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ia-alfisom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33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lar-callar</text:p>
          </table:table-cell>
          <table:table-cell table:style-name="ce20" office:value-type="string" calcext:value-type="string">
            <text:p>0 [antònims]</text:p>
          </table:table-cell>
          <table:table-cell table:style-name="ce17" office:value-type="string" calcext:value-type="string">
            <text:p>6: 34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rocura-cura-figura-atura-ventura-mell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37-40-41-44-45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ocura-c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37-4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ocura-cur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6: 37-4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44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senyorir-quir-presomir-mentir-malesir-enreq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38-39-42-43-46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senyorir-enrequir</text:p>
          </table:table-cell>
          <table:table-cell table:style-name="ce20" office:value-type="string" calcext:value-type="string">
            <text:p>10 [en][r]</text:p>
          </table:table-cell>
          <table:table-cell table:style-name="ce17" office:value-type="string" calcext:value-type="string">
            <text:p>6: 38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esomir-mentir-malesi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6: 42-43-4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or-tristo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4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ntrada-caitiva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tmés-pres-res-m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tmés-mé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4: 5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tmés-mé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4: 5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ura-tristura-ventura-brodad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is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8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er-dever-presoner-pod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er-dever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4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esoner-poder</text:p>
          </table:table-cell>
          <table:table-cell table:style-name="ce20" office:value-type="string" calcext:value-type="string">
            <text:p>10 [p][o]</text:p>
          </table:table-cell>
          <table:table-cell table:style-name="ce17" office:value-type="string" calcext:value-type="string">
            <text:p>14: 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ia-companyia-podia-cavalle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14-16-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dia-poder</text:p>
          </table:table-cell>
          <table:table-cell table:style-name="ce20" office:value-type="string" calcext:value-type="string">
            <text:p>No arriba a ser 9b, però hi ha òbviament una voluntat</text:p>
          </table:table-cell>
          <table:table-cell table:style-name="ce17" office:value-type="string" calcext:value-type="string">
            <text:p>14: 18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nquerir-morir-sofrir-partir</text:p>
          </table:table-cell>
          <table:table-cell table:style-name="ce20" office:value-type="string" calcext:value-type="string">
            <text:p>10 de partir respecte dels altres [r]</text:p>
          </table:table-cell>
          <table:table-cell table:style-name="ce17" office:value-type="string" calcext:value-type="string">
            <text:p>14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nquerir-morir-sofr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4: 21-23-2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ta-destenta-contenta-espenta</text:p>
          </table:table-cell>
          <table:table-cell table:style-name="ce20" office:value-type="string" calcext:value-type="string">
            <text:p>2 (pròxim a 3)</text:p>
          </table:table-cell>
          <table:table-cell table:style-name="ce17" office:value-type="string" calcext:value-type="string">
            <text:p>14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tenta-conten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24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lliuramen-raonamen-presen-fund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lliuramen-raonamen-fund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4: 29-31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força-força-escorça-esfor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força-esforç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4: 30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força-esforça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4: 30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força-força-esfor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força-força-esforç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4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lliberal-mal-natural-rei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lliberal-natural-reial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4: 37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granda-comanda-demanda-ban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manda-demand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eian-aman-eng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-4-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rvidor-am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oler-deuter-ver-sofer-vertad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6-10-11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er-ver-vertader</text:p>
          </table:table-cell>
          <table:table-cell table:style-name="ce20" office:value-type="string" calcext:value-type="string">
            <text:p>10 [v] i [ver]</text:p>
          </table:table-cell>
          <table:table-cell table:style-name="ce17" office:value-type="string" calcext:value-type="string">
            <text:p>2: 6-11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r-vertader (veramen)</text:p>
          </table:table-cell>
          <table:table-cell table:style-name="ce20" office:value-type="string" calcext:value-type="string">
            <text:p>9b ?</text:p>
          </table:table-cell>
          <table:table-cell table:style-name="ce17" office:value-type="string" calcext:value-type="string">
            <text:p>2: 11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uter-vertader</text:p>
          </table:table-cell>
          <table:table-cell table:style-name="ce20" office:value-type="string" calcext:value-type="string">
            <text:p>10 [t][e]</text:p>
          </table:table-cell>
          <table:table-cell table:style-name="ce17" office:value-type="string" calcext:value-type="string">
            <text:p>2: 10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tenden-argen-ver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7-8-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ntenció-raisó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2-1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ur-fur-cur-tafur-d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6-20-21-24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ur-tafu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20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ur-tafu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2: 20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redats-trufats-pass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7-18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redats-trufat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2: 17-1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r-mor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2-2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é-sové-mercé-fe-re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6-30-31-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vé-mercé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2: 30-3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és-pes-p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7-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s-pres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2: 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nsiderar-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32-3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i-desplai-dirai-amarai-plai</text:p>
          </table:table-cell>
          <table:table-cell table:style-name="ce20" office:value-type="string" calcext:value-type="string">
            <text:p>8 (ai)</text:p>
          </table:table-cell>
          <table:table-cell table:style-name="ce17" office:value-type="string" calcext:value-type="string">
            <text:p>2: 36-40-41-44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lai-pl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2: 40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rai-amar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41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espost-tantos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2-4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os-cossirós-amorós-v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6-50-51-5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rimeramen-turmen-soven-pensamen-fen-c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7-48-49-52-53-5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imeramen-turmen-pens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47-48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imeramen-pens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2: 47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ven-cen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2: 49-5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lloc-p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nsamen-mand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0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ia-tritxari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0: 5-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rvir-ten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7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oc-hoc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0: 9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urmen-ivaços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0: 10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ria-fal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13-1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ntir-jau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5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comoc-derr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7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prén-falli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8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ia-cortes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21-2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allir-florir</text:p>
          </table:table-cell>
          <table:table-cell table:style-name="ce20" office:value-type="string" calcext:value-type="string">
            <text:p>10 [f]</text:p>
          </table:table-cell>
          <table:table-cell table:style-name="ce17" office:value-type="string" calcext:value-type="string">
            <text:p>10: 23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c-en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25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urmen-desconois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26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arateria-au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29-3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aldir-avorr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1-3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roc-t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3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bén-sagramen</text:p>
          </table:table-cell>
          <table:table-cell table:style-name="ce20" office:value-type="string" calcext:value-type="string">
            <text:p>10 [sa]</text:p>
          </table:table-cell>
          <table:table-cell table:style-name="ce17" office:value-type="string" calcext:value-type="string">
            <text:p>10: 34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rxanteria-volri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0: 37-3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allir-alb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9-4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ia-canv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41-4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quir-seg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43-4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ovent-pensament-plasent-sovent-alleujame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-2-3-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jovent-sov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1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t-alleujam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2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t-soven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7: 2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er-primer-sostener-f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-8-9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er-fe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er-fer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7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mesurats-enutj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ón-amon-contramo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ón-amon-contramon</text:p>
          </table:table-cell>
          <table:table-cell table:style-name="ce20" office:value-type="string" calcext:value-type="string">
            <text:p>8 doble (mon-amon; amon-contramon; i el conjunt)</text:p>
          </table:table-cell>
          <table:table-cell table:style-name="ce17" office:value-type="string" calcext:value-type="string">
            <text:p>17: 13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i-fi-fi-mesquí</text:p>
          </table:table-cell>
          <table:table-cell table:style-name="ce20" office:value-type="string" calcext:value-type="string">
            <text:p>0 (de mesquí als altres)</text:p>
          </table:table-cell>
          <table:table-cell table:style-name="ce17" office:value-type="string" calcext:value-type="string">
            <text:p>17: 16-17-18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fi-fi-fi</text:p>
          </table:table-cell>
          <table:table-cell table:style-name="ce20" office:value-type="string" calcext:value-type="string">
            <text:p>5</text:p>
            <text:p>Fi 'final' 16</text:p>
            <text:p>de fi en fi 'completament' 17</text:p>
            <text:p><text:span text:style-name="T1">fi adj 18: Riquer-Badia 'fidel'; jo diria 'fi', com a fin'amors. Frata 194 18-19 no convençut, però sembla ometre l'adjectiu, i el seu sentit de fi remet a final, de manera que sembla pensar en mots tornats.</text:span></text:p>
          </table:table-cell>
          <table:table-cell table:style-name="ce17" office:value-type="string" calcext:value-type="string">
            <text:p>17: 16-17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i-fi-f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-17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utjan-usan-gaban-clam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20-21-22-24-2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s-s'és-és-més-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23-26-27-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es-res</text:p>
          </table:table-cell>
          <table:table-cell table:style-name="ce20" office:value-type="string" calcext:value-type="string">
            <text:p>51 Mots tornats clars. Fratta 229 els considera 5.</text:p>
          </table:table-cell>
          <table:table-cell table:style-name="ce17" office:value-type="string" calcext:value-type="string">
            <text:p>17: 23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'és-és</text:p>
          </table:table-cell>
          <table:table-cell table:style-name="ce20" office:value-type="string" calcext:value-type="string">
            <text:p>51? Mots tornats dubtosos. Fratta 229 els considera 5.</text:p>
          </table:table-cell>
          <table:table-cell table:style-name="ce17" office:value-type="string" calcext:value-type="string">
            <text:p>17: 26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langor-pey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0-3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-par-sperar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7: 32-33-3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-par</text:p>
          </table:table-cell>
          <table:table-cell table:style-name="ce20" office:value-type="float" office:value="51" calcext:value-type="float">
            <text:p>51</text:p>
          </table:table-cell>
          <table:table-cell table:style-name="ce17" office:value-type="string" calcext:value-type="string">
            <text:p>17: 32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-p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32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t-desdonat-fat-deb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5-36-37-3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t-fat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35-3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donat-debat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7: 36-3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-parlaré-volré-diré-[per] què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9-40-41-43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-volré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7: 39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laré-volré-diré-[per] què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7: 40-41-43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aisó-felló-intenció-no-conclusió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42-45-46-47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intenció-conclusió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46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uig-enuig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49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uig-enuig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49-5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rob-trop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51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ob-trop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51-5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'asaut-desaut-aut-assa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54-55-56-5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saut-desau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54-5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saut-desaut-au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54-55-5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saut-assaut</text:p>
          </table:table-cell>
          <table:table-cell table:style-name="ce20" office:value-type="string" calcext:value-type="string">
            <text:p>0, a prop de D5/2. Però no vocal, sinó consonant sonora-sorda.</text:p>
          </table:table-cell>
          <table:table-cell table:style-name="ce17" office:value-type="string" calcext:value-type="string">
            <text:p>17: 54-5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nit-llit-vestit-despit-adormi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58-59-60-62-6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stit-despi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7: 60-6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tret-fred-secret-fet-me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61-64-65-66-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tret-secret</text:p>
          </table:table-cell>
          <table:table-cell table:style-name="ce20" office:value-type="string" calcext:value-type="string">
            <text:p>10 [s] [r] [e]</text:p>
          </table:table-cell>
          <table:table-cell table:style-name="ce17" office:value-type="string" calcext:value-type="string">
            <text:p>17: 61-6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tret-fred-secret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7: 61-64-6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red-fet</text:p>
          </table:table-cell>
          <table:table-cell table:style-name="ce20" office:value-type="string" calcext:value-type="string">
            <text:p>10 [f]</text:p>
          </table:table-cell>
          <table:table-cell table:style-name="ce17" office:value-type="string" calcext:value-type="string">
            <text:p>17: 64-6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man-in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68-6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st-post-dispos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0-71-7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st-post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70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claus-claus-claus-frau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3-74-75-7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claus-claus-clau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73-74-7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claus-claus</text:p>
          </table:table-cell>
          <table:table-cell table:style-name="ce20" office:value-type="string" calcext:value-type="string">
            <text:p>5 </text:p>
            <text:p>(clau d'obrir-clau tatxa)</text:p>
          </table:table-cell>
          <table:table-cell table:style-name="ce17" office:value-type="string" calcext:value-type="string">
            <text:p>17: 74-7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tir-envellesir-dir-ausir-dorm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7-78-79-81-8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vellesir-aus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8-8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tir-envellesir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7: 77-7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r-dorm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7: 79-8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bé-esdevé-palafré-bé-ser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80-83-84-85-8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bé-bé</text:p>
          </table:table-cell>
          <table:table-cell table:style-name="ce20" office:value-type="float" office:value="51" calcext:value-type="float">
            <text:p>51</text:p>
          </table:table-cell>
          <table:table-cell table:style-name="ce17" office:value-type="string" calcext:value-type="string">
            <text:p>17: 80-8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càs-praticà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87-8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uny-juny-juny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89-90-9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juny-juny-juny</text:p>
          </table:table-cell>
          <table:table-cell table:style-name="ce20" office:value-type="string" calcext:value-type="string">
            <text:p>5 'ajuntar, mes, 'combatre'</text:p>
          </table:table-cell>
          <table:table-cell table:style-name="ce17" office:value-type="string" calcext:value-type="string">
            <text:p>17: 89-90-9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t-part-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92-93-94-9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part-part-part-part</text:p>
          </table:table-cell>
          <table:table-cell table:style-name="ce20" office:value-type="string" calcext:value-type="string">
            <text:p>5 </text:p>
            <text:p>'d'altra banda', 'se'n va', 'lloc', 'a banda'</text:p>
          </table:table-cell>
          <table:table-cell table:style-name="ce17" office:value-type="string" calcext:value-type="string">
            <text:p>17: 92-93-94-9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ort-fort-comport-desacord-p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96-97-98-100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mport-po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98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mport-por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98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al-temporal-descominal-arenal-host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99-102-103-104-10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al-temporal-descominal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7: 99-10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emporal-arenal</text:p>
          </table:table-cell>
          <table:table-cell table:style-name="ce20" office:value-type="string" calcext:value-type="string">
            <text:p>10 [r] [e]</text:p>
          </table:table-cell>
          <table:table-cell table:style-name="ce17" office:value-type="string" calcext:value-type="string">
            <text:p>17: 102-10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a-pla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06-10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rd-despert-espe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08-109-1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rd-despert-espert</text:p>
          </table:table-cell>
          <table:table-cell table:style-name="ce20" office:value-type="string" calcext:value-type="string">
            <text:p>8 doble: perd-espert; espert-despert, i el conjunt dels tres</text:p>
          </table:table-cell>
          <table:table-cell table:style-name="ce17" office:value-type="string" calcext:value-type="string">
            <text:p>17: 108-109-1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unt-punt-punt-aju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1-112-113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unt-punt-pun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11-112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unt-punt-punt</text:p>
          </table:table-cell>
          <table:table-cell table:style-name="ce20" office:value-type="string" calcext:value-type="string">
            <text:p>5 'gens', 'condició', 'instant'</text:p>
          </table:table-cell>
          <table:table-cell table:style-name="ce17" office:value-type="string" calcext:value-type="string">
            <text:p>17: 111-112-11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u-diu-siu-estiu-esqui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5-116-117-119-1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u-diu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15-1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u-diu</text:p>
          </table:table-cell>
          <table:table-cell table:style-name="ce20" office:value-type="string" calcext:value-type="string">
            <text:p>51. Fratta 197 els considera 5, sense explicar per què no són tornats si el sigfcat és el mateix.</text:p>
          </table:table-cell>
          <table:table-cell table:style-name="ce17" office:value-type="string" calcext:value-type="string">
            <text:p>17: 115-1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siu-estiu-esquiu</text:p>
          </table:table-cell>
          <table:table-cell table:style-name="ce20" office:value-type="string" calcext:value-type="string">
            <text:p>10 [s] </text:p>
            <text:p>(més [e] estiu-esquiu)</text:p>
          </table:table-cell>
          <table:table-cell table:style-name="ce17" office:value-type="string" calcext:value-type="string">
            <text:p>17: 117-119-1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utjós-bascós-tos-renyinós-envej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8-121-122-123-1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utjós-renyinós-envejós</text:p>
          </table:table-cell>
          <table:table-cell table:style-name="ce20" office:value-type="string" calcext:value-type="string">
            <text:p>10 [n] [e]</text:p>
          </table:table-cell>
          <table:table-cell table:style-name="ce17" office:value-type="string" calcext:value-type="string">
            <text:p>17: 118-123-1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osquits-ni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25-12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erm-inferm-fer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27-128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erm-inferm-ferm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127-128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ferm-ferm</text:p>
          </table:table-cell>
          <table:table-cell table:style-name="ce20" office:value-type="string" calcext:value-type="string">
            <text:p>5</text:p>
            <text:p><text:span text:style-name="T1">primer adj, segon "de ferm" adv 'intensament'</text:span></text:p>
          </table:table-cell>
          <table:table-cell table:style-name="ce17" office:value-type="string" calcext:value-type="string">
            <text:p>17: 127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ur-dur-dur-m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0-131-132-1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ur-dur-du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0-131-1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ur-dur-dur</text:p>
          </table:table-cell>
          <table:table-cell table:style-name="ce20" office:value-type="string" calcext:value-type="string">
            <text:p>5 primer infinitiu, segon adj, tercer pres. subj.</text:p>
          </table:table-cell>
          <table:table-cell table:style-name="ce17" office:value-type="string" calcext:value-type="string">
            <text:p>17: 130-131-1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stengut-pogut-mogut-perdut-men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4-135-136-138-13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stengut-pogut-mogu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4-135-1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gut-mogu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135-1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c-allenec-prec-dec-se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7-140-141-142-1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c-prec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7: 137-1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onsell-ape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44-14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l-sol- ...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46-147-1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sol-sol- ...</text:p>
          </table:table-cell>
          <table:table-cell table:style-name="ce20" office:value-type="string" calcext:value-type="string">
            <text:p>5 </text:p>
            <text:p>primer adj, segon adv</text:p>
          </table:table-cell>
          <table:table-cell table:style-name="ce17" office:value-type="string" calcext:value-type="string">
            <text:p>17: 146-1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-enseny-seny-enden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49-150-151-1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-enseny-seny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49-150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-enseny-seny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149-150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seny-seny</text:p>
          </table:table-cell>
          <table:table-cell table:style-name="ce20" office:value-type="string" calcext:value-type="string">
            <text:p>51 ? </text:p>
            <text:p>'ab seny' el primer abl., 'seny' acus. el segon</text:p>
          </table:table-cell>
          <table:table-cell table:style-name="ce17" office:value-type="string" calcext:value-type="string">
            <text:p>17: 149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seny-endeny</text:p>
          </table:table-cell>
          <table:table-cell table:style-name="ce20" office:value-type="string" calcext:value-type="string">
            <text:p>10 [en]</text:p>
          </table:table-cell>
          <table:table-cell table:style-name="ce17" office:value-type="string" calcext:value-type="string">
            <text:p>17: 150-1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hai-sai-esmai-glai-pl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53-154-155-157-15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hai-sai-esmai-glai-plai</text:p>
          </table:table-cell>
          <table:table-cell table:style-name="ce20" office:value-type="string" calcext:value-type="string">
            <text:p>8 (de hai respecte dels altres)</text:p>
          </table:table-cell>
          <table:table-cell table:style-name="ce17" office:value-type="string" calcext:value-type="string">
            <text:p>17: 153-154-155-157-15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lai-plai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7: 157-15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c-lloc-soc-toc-enderroc-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56-159-160-161-16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ei-serve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63-16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u-déu-deu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5-166-1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5">
          <table:table-cell table:style-name="ce11" office:value-type="string" calcext:value-type="string">
            <text:p>deu-déu-deu</text:p>
          </table:table-cell>
          <table:table-cell table:style-name="ce20" office:value-type="string" calcext:value-type="string">
            <text:p>5</text:p>
            <text:p>primer 'ha de', segon divinitat, tercer 'està en deute'</text:p>
          </table:table-cell>
          <table:table-cell table:style-name="ce17" office:value-type="string" calcext:value-type="string">
            <text:p>17: 165-166-1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fín-fin-afín-enclí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68-169-170-1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fín-fin-afín-enclí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8-169-17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fín-fin-afín</text:p>
          </table:table-cell>
          <table:table-cell table:style-name="ce20" office:value-type="string" calcext:value-type="string">
            <text:p>8 de fin respecte als altres dos</text:p>
          </table:table-cell>
          <table:table-cell table:style-name="ce17" office:value-type="string" calcext:value-type="string">
            <text:p>17: 168-169-17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ir-abellir-departir-sosp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-3-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ir-departir</text:p>
          </table:table-cell>
          <table:table-cell table:style-name="ce20" office:value-type="string" calcext:value-type="string">
            <text:p>10 [d] [e]</text:p>
          </table:table-cell>
          <table:table-cell table:style-name="ce17" office:value-type="string" calcext:value-type="string">
            <text:p>12: 1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r-sospir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r-partí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2: 5-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ós-enuj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lia-au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6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tí-sentí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9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irador-amo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2: 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oler-desesper-desplaser-ves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er-veser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2: 13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esper-desplaser</text:p>
          </table:table-cell>
          <table:table-cell table:style-name="ce20" office:value-type="string" calcext:value-type="string">
            <text:p>10 [d] [s] [p] [z] [e]</text:p>
          </table:table-cell>
          <table:table-cell table:style-name="ce17" office:value-type="string" calcext:value-type="string">
            <text:p>12: 15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esper-desplaser-veser</text:p>
          </table:table-cell>
          <table:table-cell table:style-name="ce20" office:value-type="string" calcext:value-type="string">
            <text:p>10 [z] [e]</text:p>
          </table:table-cell>
          <table:table-cell table:style-name="ce17" office:value-type="string" calcext:value-type="string">
            <text:p>12: 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ida-parti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14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unyat-oblid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bsent-finament-departiment-sentime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inament-departiment-sentimen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ment-sentim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2: 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ntura-d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2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lar-plorar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2: 26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ridant-desirant-somiant-pensa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9-31-33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ridant-desirant</text:p>
          </table:table-cell>
          <table:table-cell table:style-name="ce20" office:value-type="string" calcext:value-type="string">
            <text:p>10 [r] [i]</text:p>
          </table:table-cell>
          <table:table-cell table:style-name="ce17" office:value-type="string" calcext:value-type="string">
            <text:p>12: 29-3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miant-pensan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33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yora-enyor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2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ora-enyor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repòs-co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4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-fe-me-poré-me-fe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7-39-41-43-45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-me-m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37-41-4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e-f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39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neixença-benvolença-penitença-continença-departença-benvole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8-40-42-44-46-4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nitença-departen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2: 42-4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envolença-benvolença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40-48</text:p>
          </table:table-cell>
          <table:table-cell table:style-name="ce7"/>
          <table:table-cell/>
        </table:table-row>
        <table:table-row table:style-name="ro3">
          <table:table-cell table:style-name="ce11"/>
          <table:table-cell table:style-name="ce20"/>
          <table:table-cell table:style-name="ce17"/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ia-pa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omana-setman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lla-bat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-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ergonya-cegony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7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tia-desv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res-arné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3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entilesa-despesa-entesa-rique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-7-9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honor-millor-amor-val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illor-amo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3: 8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endre-vendre-pendre-deixend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endre-pendre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endre-pendre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tar-parlar-muntar-ob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14-16-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tar-munt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14-1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lar-obra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3: 16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ura-mesura-freitura-p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21-23-25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rasir-dir-venir-empobre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grasir-empobres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22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alla-batalla-valla-tr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29-31-33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ustener-mantener-valer-mest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ustener-mantener</text:p>
          </table:table-cell>
          <table:table-cell table:style-name="ce20" office:value-type="string" calcext:value-type="string">
            <text:p>3a</text:p>
          </table:table-cell>
          <table:table-cell table:style-name="ce17" office:value-type="string" calcext:value-type="string">
            <text:p>13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antener-mester</text:p>
          </table:table-cell>
          <table:table-cell table:style-name="ce20" office:value-type="string" calcext:value-type="string">
            <text:p>10 [m] [t]</text:p>
          </table:table-cell>
          <table:table-cell table:style-name="ce17" office:value-type="string" calcext:value-type="string">
            <text:p>13: 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aire-emperaire-retraire-gai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aire-retraire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37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aire-retraire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37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bondós-amorós-joiós-cossir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morós-cossiró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40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mistança-bobança-balança-lia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45-47-49-5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ón-són-amon-cofo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46-48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ón-amo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46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ón-amon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46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uda-canuda-perduda-retengu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3-55-57-5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chai-desplai-plai-d'esp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54-56-58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lai-pl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56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lai-pl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56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chai-desplai-(d'espai)</text:p>
          </table:table-cell>
          <table:table-cell table:style-name="ce20" office:value-type="string" calcext:value-type="string">
            <text:p>10 [d] [e]</text:p>
          </table:table-cell>
          <table:table-cell table:style-name="ce17" office:value-type="string" calcext:value-type="string">
            <text:p>13: 54-56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plai-d'espai</text:p>
          </table:table-cell>
          <table:table-cell table:style-name="ce20" office:value-type="string" calcext:value-type="string">
            <text:p>1 però pròxim a 4a (amb gotes de 7 per apòstrof)</text:p>
          </table:table-cell>
          <table:table-cell table:style-name="ce17" office:value-type="string" calcext:value-type="string">
            <text:p>13: 56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lita-escrita-habita-ermita-margarita-escr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61-63-65-67-69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crita-escrita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3: 63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afeinats-amats-armats-tocats-plats-si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62-64-66-68-70-7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mats-arm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64-6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enuts-coneguts</text:p>
          </table:table-cell>
          <table:table-cell table:style-name="ce20" office:value-type="string" calcext:value-type="string">
            <text:p>10 [n] [e]</text:p>
          </table:table-cell>
          <table:table-cell table:style-name="ce17" office:value-type="string" calcext:value-type="string">
            <text:p>16: 7-8, 15-16, 23-24, 31-32, 39-40, 43-4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anviar-esmerç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l-cab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ús-pus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6: 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ús-pu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6: 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cut-men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9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nuts-menut-menuts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6: 7-12-1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r-p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3-1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oc-p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7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s-jaqu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8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ix frit-partit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6: 21-2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p-cap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5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i-mallorquí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6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merç-terç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9-3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bets-trie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33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i-ass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6: 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ai-ass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6: 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e-fe-fe-b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37-38-41-4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e-f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6: 38-4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mbrunusir</text:p>
          </table:table-cell>
          <table:table-cell table:style-name="ce20" office:value-type="string" calcext:value-type="string">
            <text:p>Vers solt – CITA amb lai</text:p>
          </table:table-cell>
          <table:table-cell table:style-name="ce18" office:value-type="time" office:time-value="PT18H01M00S" calcext:value-type="time">
            <text:p>18:01:0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ai-es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cord-m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-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6-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ssar-recl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-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isi-f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ertader-monsang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2-1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riable-colpabl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4-1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ta-hab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6-1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tura-natura</text:p>
          </table:table-cell>
          <table:table-cell table:style-name="ce20" office:value-type="string" calcext:value-type="string">
            <text:p>4 CITA natura amb poder</text:p>
          </table:table-cell>
          <table:table-cell table:style-name="ce17" office:value-type="string" calcext:value-type="string">
            <text:p>18: 18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der-poder</text:p>
          </table:table-cell>
          <table:table-cell table:style-name="ce20" office:value-type="string" calcext:value-type="string">
            <text:p>5 subst-inf</text:p>
          </table:table-cell>
          <table:table-cell table:style-name="ce17" office:value-type="string" calcext:value-type="string">
            <text:p>18: 20-2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viesa-alte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22-2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ol-co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4-2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ic-destri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6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bgats-amistats-enamorats-barats-amats</text:p>
          </table:table-cell>
          <table:table-cell table:style-name="ce20" office:value-type="string" calcext:value-type="string">
            <text:p>0 CITA enamorats-barats-amats</text:p>
          </table:table-cell>
          <table:table-cell table:style-name="ce17" office:value-type="string" calcext:value-type="string">
            <text:p>18: 28-29-30-31-3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istats-enamorats</text:p>
          </table:table-cell>
          <table:table-cell table:style-name="ce20" office:value-type="string" calcext:value-type="string">
            <text:p>10 [m] </text:p>
          </table:table-cell>
          <table:table-cell table:style-name="ce17" office:value-type="string" calcext:value-type="string">
            <text:p>18: 29-3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namorats-bar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30-3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usat-(gabats-amistats-enamorats-barats-amats)</text:p>
          </table:table-cell>
          <table:table-cell table:style-name="ce20" office:value-type="string" calcext:value-type="string">
            <text:p>9a pausat va solt; però podria haver estat lligat a amats (amat en català)</text:p>
          </table:table-cell>
          <table:table-cell table:style-name="ce17" office:value-type="string" calcext:value-type="string">
            <text:p>18: 33-(28-29-30-31-32)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hostal-portal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34-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astell-be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36-3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or-val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38-3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ridant-xa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0-4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xantador- ...</text:p>
          </table:table-cell>
          <table:table-cell table:style-name="ce20" office:value-type="string" calcext:value-type="string">
            <text:p>Vers solt per buit – CITA xant-xantador </text:p>
          </table:table-cell>
          <table:table-cell table:style-name="ce17" office:value-type="string" calcext:value-type="string">
            <text:p>18: 42-4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xant-xantador</text:p>
          </table:table-cell>
          <table:table-cell table:style-name="ce20" office:value-type="string" calcext:value-type="string">
            <text:p>9b</text:p>
          </table:table-cell>
          <table:table-cell table:style-name="ce17" office:value-type="string" calcext:value-type="string">
            <text:p>18: 41-4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ntrar-nomnar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8: 44-4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r-cell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6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pella- ...</text:p>
          </table:table-cell>
          <table:table-cell table:style-name="ce20" office:value-type="string" calcext:value-type="string">
            <text:p>Vers solt per buit </text:p>
          </table:table-cell>
          <table:table-cell table:style-name="ce17" office:value-type="string" calcext:value-type="string">
            <text:p>18: 48-4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orifany</text:p>
          </table:table-cell>
          <table:table-cell table:style-name="ce20" office:value-type="string" calcext:value-type="string">
            <text:p>Vers solt per CITA amb v. 51 llevar</text:p>
          </table:table-cell>
          <table:table-cell table:style-name="ce18" office:value-type="time" office:time-value="PT18H50M00S" calcext:value-type="time">
            <text:p>18:50:0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evar-ent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51-5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tai-g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53-5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uia-melod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55-5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porta-por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8: 57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porta-port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8: 57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nta-planta</text:p>
          </table:table-cell>
          <table:table-cell table:style-name="ce20" office:value-type="string" calcext:value-type="string">
            <text:p>2 CITA planta amb brulla</text:p>
          </table:table-cell>
          <table:table-cell table:style-name="ce17" office:value-type="string" calcext:value-type="string">
            <text:p>18: 59-6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rulla-recu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61-6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guix-ix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8: 63-6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guix-ix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8: 63-6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esta- ...</text:p>
          </table:table-cell>
          <table:table-cell table:style-name="ce20" office:value-type="string" calcext:value-type="string">
            <text:p>Vers solt per buit –</text:p>
          </table:table-cell>
          <table:table-cell table:style-name="ce17" office:value-type="string" calcext:value-type="string">
            <text:p>18: 6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istança-semblança</text:p>
          </table:table-cell>
          <table:table-cell table:style-name="ce20" office:value-type="string" calcext:value-type="string">
            <text:p>2 CITA semblança-festa</text:p>
          </table:table-cell>
          <table:table-cell table:style-name="ce17" office:value-type="string" calcext:value-type="string">
            <text:p>18: 68-69</text:p>
          </table:table-cell>
          <table:table-cell table:style-name="ce7"/>
          <table:table-cell/>
        </table:table-row>
        <table:table-row table:style-name="ro5">
          <table:table-cell table:style-name="ce11" office:value-type="string" calcext:value-type="string">
            <text:p>festa-festa</text:p>
          </table:table-cell>
          <table:table-cell table:style-name="ce20" office:value-type="string" calcext:value-type="string">
            <text:p>51 (glossa i cita)</text:p>
            <text:p>(fai gran festa – fa gran festa)</text:p>
          </table:table-cell>
          <table:table-cell table:style-name="ce17" office:value-type="string" calcext:value-type="string">
            <text:p>18: 65-6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esta-pre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69-7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ic - ...ic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71-7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er-requer</text:p>
          </table:table-cell>
          <table:table-cell table:style-name="ce20" office:value-type="string" calcext:value-type="string">
            <text:p>0 CITA requer-semblan</text:p>
          </table:table-cell>
          <table:table-cell table:style-name="ce17" office:value-type="string" calcext:value-type="string">
            <text:p>18: 73-7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mblan-den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75-7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eu - ...eu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77-7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ové-merc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79-8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genollats-veny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1-8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enguts-apercebu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3-8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ir-desir</text:p>
          </table:table-cell>
          <table:table-cell table:style-name="ce20" office:value-type="string" calcext:value-type="string">
            <text:p>10 [d] CITA desir amb amorós</text:p>
          </table:table-cell>
          <table:table-cell table:style-name="ce17" office:value-type="string" calcext:value-type="string">
            <text:p>18: 85-8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orós-abond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7-8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guart-coartz</text:p>
          </table:table-cell>
          <table:table-cell table:style-name="ce20" office:value-type="string" calcext:value-type="string">
            <text:p>00 CITA coartz amb brutz</text:p>
          </table:table-cell>
          <table:table-cell table:style-name="ce17" office:value-type="string" calcext:value-type="string">
            <text:p>18: 89-9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brutz- ...utz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91-9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issatgiers-lausangiers</text:p>
          </table:table-cell>
          <table:table-cell table:style-name="ce20" office:value-type="string" calcext:value-type="string">
            <text:p>3a ? (o 1 quasi 2a?)</text:p>
          </table:table-cell>
          <table:table-cell table:style-name="ce17" office:value-type="string" calcext:value-type="string">
            <text:p>18: 93-9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alalengua-prengua</text:p>
          </table:table-cell>
          <table:table-cell table:style-name="ce20" office:value-type="string" calcext:value-type="string">
            <text:p>2 CITA Malalengua vers sol</text:p>
          </table:table-cell>
          <table:table-cell table:style-name="ce17" office:value-type="string" calcext:value-type="string">
            <text:p>18: 95-9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ora-demo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97-9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xprés-malm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99-10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olor-llor</text:p>
          </table:table-cell>
          <table:table-cell table:style-name="ce20" office:value-type="string" calcext:value-type="string">
            <text:p>0 CITA llor amb galiador</text:p>
          </table:table-cell>
          <table:table-cell table:style-name="ce17" office:value-type="string" calcext:value-type="string">
            <text:p>18: 101-10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aliador-am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3-10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fendrà-emperarà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8: 105-10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7-10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en-pensamen-dexanden</text:p>
          </table:table-cell>
          <table:table-cell table:style-name="ce20" office:value-type="string" calcext:value-type="string">
            <text:p>0 CITA pensamen amb girats-canjats-dexanden</text:p>
          </table:table-cell>
          <table:table-cell table:style-name="ce17" office:value-type="string" calcext:value-type="string">
            <text:p>18: 109-110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-dexanden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8: 110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girats-canjats</text:p>
          </table:table-cell>
          <table:table-cell table:style-name="ce20" office:value-type="string" calcext:value-type="string">
            <text:p>10 [j]</text:p>
          </table:table-cell>
          <table:table-cell table:style-name="ce17" office:value-type="string" calcext:value-type="string">
            <text:p>18: 111-1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nsamen-dexanden-vilmén</text:p>
          </table:table-cell>
          <table:table-cell table:style-name="ce20" office:value-type="string" calcext:value-type="string">
            <text:p>0 CITA els dos primers</text:p>
          </table:table-cell>
          <table:table-cell table:style-name="ce17" office:value-type="string" calcext:value-type="string">
            <text:p>18: 110-113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-vilmen</text:p>
          </table:table-cell>
          <table:table-cell table:style-name="ce20" office:value-type="string" calcext:value-type="string">
            <text:p>1 CITA el primer</text:p>
          </table:table-cell>
          <table:table-cell table:style-name="ce17" office:value-type="string" calcext:value-type="string">
            <text:p>18: 110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enperats - ...ats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115-1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sesper-voler-ver</text:p>
          </table:table-cell>
          <table:table-cell table:style-name="ce20" office:value-type="string" calcext:value-type="string">
            <text:p>0 CITA ver amb pon</text:p>
          </table:table-cell>
          <table:table-cell table:style-name="ce17" office:value-type="string" calcext:value-type="string">
            <text:p>18: 117-118-1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oler-ver</text:p>
          </table:table-cell>
          <table:table-cell table:style-name="ce20" office:value-type="string" calcext:value-type="string">
            <text:p>10 [v] CITA ver amb pon</text:p>
          </table:table-cell>
          <table:table-cell table:style-name="ce17" office:value-type="string" calcext:value-type="string">
            <text:p>18: 118-1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n-respon</text:p>
          </table:table-cell>
          <table:table-cell table:style-name="ce20" office:value-type="string" calcext:value-type="string">
            <text:p>1 CITA ver amb pon </text:p>
          </table:table-cell>
          <table:table-cell table:style-name="ce17" office:value-type="string" calcext:value-type="string">
            <text:p>18: 120-12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n-respon</text:p>
          </table:table-cell>
          <table:table-cell table:style-name="ce20" office:value-type="string" calcext:value-type="string">
            <text:p>8 CITA ver amb pon </text:p>
          </table:table-cell>
          <table:table-cell table:style-name="ce17" office:value-type="string" calcext:value-type="string">
            <text:p>18: 120-12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orta-desconfor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2-12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mana-van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4-12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eties-volie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6-1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lats-malmenats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8: 128-12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olen-pensamen-joven</text:p>
          </table:table-cell>
          <table:table-cell table:style-name="ce20" office:value-type="string" calcext:value-type="string">
            <text:p>0 CITA pensamen amb error – devinador - joven</text:p>
          </table:table-cell>
          <table:table-cell table:style-name="ce17" office:value-type="string" calcext:value-type="string">
            <text:p>18: 130-131-13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rror-devinad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32-13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joven-fals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34-13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..erd - perd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136-13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ong-jonc</text:p>
          </table:table-cell>
          <table:table-cell table:style-name="ce20" office:value-type="string" calcext:value-type="string">
            <text:p>0 CITA jonc amb flor</text:p>
          </table:table-cell>
          <table:table-cell table:style-name="ce17" office:value-type="string" calcext:value-type="string">
            <text:p>18: 138-13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lor-p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0-14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tur-f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2-14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mpeny-endeny</text:p>
          </table:table-cell>
          <table:table-cell table:style-name="ce20" office:value-type="string" calcext:value-type="string">
            <text:p>0 ? (o 10 [nasal preoclusiva]?</text:p>
          </table:table-cell>
          <table:table-cell table:style-name="ce17" office:value-type="string" calcext:value-type="string">
            <text:p>18: 144-14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ortal-hostal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146-1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ai-es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8-14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uber-ser</text:p>
          </table:table-cell>
          <table:table-cell table:style-name="ce20" office:value-type="string" calcext:value-type="string">
            <text:p>10 [s] CITA sauber-estau-vau-ser-cresensa</text:p>
          </table:table-cell>
          <table:table-cell table:style-name="ce17" office:value-type="string" calcext:value-type="string">
            <text:p>18: 150-15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tau-va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51-15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resensa</text:p>
          </table:table-cell>
          <table:table-cell table:style-name="ce20" office:value-type="string" calcext:value-type="string">
            <text:p>Vers solt</text:p>
          </table:table-cell>
          <table:table-cell table:style-name="ce17" office:value-type="string" calcext:value-type="string">
            <text:p>18: 15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uny-pun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follia-melancol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partir-partir-morir-ven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r-partir-mor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2: 5-7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r-partir</text:p>
          </table:table-cell>
          <table:table-cell table:style-name="ce20" office:value-type="string" calcext:value-type="string">
            <text:p>3a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partir-parti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ista-conquista-batista-tri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6-8-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eny-seny-estreny-seny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eny-seny-seny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13-15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oradura-mesura-pressura-ven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14-16-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onyar-par-campar-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-camp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23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-campa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23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gada-posada-torbada-encontra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2-24-26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onyats-desesperats-beutats-honr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esperats-honrat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2: 31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habita-dita-foragita-escr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0-32-34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guard-part-part-guard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guard-guar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37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guard-guard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37-4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39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t-part</text:p>
          </table:table-cell>
          <table:table-cell table:style-name="ce20" office:value-type="string" calcext:value-type="string">
            <text:p>5 part (verb) amb part (subst)</text:p>
          </table:table-cell>
          <table:table-cell table:style-name="ce17" office:value-type="string" calcext:value-type="string">
            <text:p>12: 39-4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visa-camisa-guisa-asi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8-40-42-4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frir-sortir</text:p>
          </table:table-cell>
          <table:table-cell table:style-name="ce20" office:value-type="string" calcext:value-type="string">
            <text:p>10 [s][o][r]</text:p>
          </table:table-cell>
          <table:table-cell table:style-name="ce17" office:value-type="string" calcext:value-type="string">
            <text:p>1: 1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alen-leialmen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: 2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gai-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5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mar-lluny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6-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sir-cartenir-sofrir-sort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9-12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rtenir-sofrir-sort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2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rtenir-sortir</text:p>
          </table:table-cell>
          <table:table-cell table:style-name="ce20" office:value-type="string" calcext:value-type="string">
            <text:p>10 [r] [t]</text:p>
          </table:table-cell>
          <table:table-cell table:style-name="ce17" office:value-type="string" calcext:value-type="string">
            <text:p>1: 12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-finamen-valen-leial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0-11-2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-fin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: 10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ensamen-finamen-leial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10-1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eu-jusie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3-1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cusats-apedreg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4-15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artir-escupir-sofrir-sort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7-20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artir-sofrir-sort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7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cupir-sofrir-sorti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: 20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i-s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1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desesper-llucife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: 22-2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abollir-dir-asir-defall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5-28-29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abollir-defall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25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ir-defall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: 28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urmen-paren-coralmen-serven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26-27-30-3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urmen-coral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26-3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sems-temp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laser-sab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abraç-acàs-percàs-faç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acàs-percà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7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erra-afer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6-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é-b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0-1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oir-pruir-vir-dorm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ruir-dorm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5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lloc-f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8-2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ull-dull-despull-remu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1-23-25-2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arda-guinar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22-2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arc-amarg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6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scur-dur-atur-seg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scur-segur</text:p>
          </table:table-cell>
          <table:table-cell table:style-name="ce20" office:value-type="string" calcext:value-type="string">
            <text:p>10 [s] [e]</text:p>
          </table:table-cell>
          <table:table-cell table:style-name="ce17" office:value-type="string" calcext:value-type="string">
            <text:p>1: 29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hora-demo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30-32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rob-prop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: 34-36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trobar-par-adular-an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trob-trobar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: 34-3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somoguda-aju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38-40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lleig-gerreig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42-4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ncés-empés-és-revers (revés)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45-47-49-5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natura-mesura-escriptura-dre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46-48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natura-escriptura-dre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: 46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enamorat-deb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-3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pensamen-primer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1: 2-4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encés-més-ges-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5-7-9-11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remeiar-soportar-triar-desperta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soportar-despert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8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-què-bé-sost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3-15-17-19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morir-contradir-ferir-llang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4-16-18-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orir-contradir-fer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14-16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morir-fer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14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t-part-guard-tard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art-part</text:p>
          </table:table-cell>
          <table:table-cell table:style-name="ce20" office:value-type="string" calcext:value-type="string">
            <text:p>5 part 'lloc' i part 'porció'</text:p>
          </table:table-cell>
          <table:table-cell table:style-name="ce17" office:value-type="string" calcext:value-type="string">
            <text:p>11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plaser-fer-sostener-mov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2-24-26-28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vetlan-afan-gran-plor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vetlan-ploran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1: 29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gran-ploran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amarà-servirà-fa-perdrà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amarà-servirà-perdrà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ocupats-adobats-desirats-amats-malmenats-declar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7-39-41-43-45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desirats-declar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41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ocupats-declarats</text:p>
          </table:table-cell>
          <table:table-cell table:style-name="ce20" office:value-type="string" calcext:value-type="string">
            <text:p>10 [k]</text:p>
          </table:table-cell>
          <table:table-cell table:style-name="ce17" office:value-type="string" calcext:value-type="string">
            <text:p>11: 37-47</text:p>
          </table:table-cell>
          <table:table-cell table:style-name="ce7"/>
          <table:table-cell/>
        </table:table-row>
        <table:table-row table:style-name="ro3">
          <table:table-cell table:style-name="ce11" office:value-type="string" calcext:value-type="string">
            <text:p>cas-pas-cas-compàs-ras-va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8-40-42-44-46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s-cas-compàs</text:p>
          </table:table-cell>
          <table:table-cell table:style-name="ce20" office:value-type="string" calcext:value-type="string">
            <text:p>10 [k]</text:p>
          </table:table-cell>
          <table:table-cell table:style-name="ce17" office:value-type="string" calcext:value-type="string">
            <text:p>11: 38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cas-cas</text:p>
          </table:table-cell>
          <table:table-cell table:style-name="ce20" office:value-type="string" calcext:value-type="string">
            <text:p>5 cas 'circumstància', cas (declarets en tot cas) 'dictamen sense apel·lació possible'</text:p>
          </table:table-cell>
          <table:table-cell table:style-name="ce17" office:value-type="string" calcext:value-type="string">
            <text:p>11: 38-4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21"/>
          <table:table-cell table:number-columns-repeated="3"/>
        </table:table-row>
        <table:table-row table:style-name="ro3">
          <table:table-cell/>
          <table:table-cell table:style-name="ce22" office:value-type="string" calcext:value-type="string">
            <text:p>CLAUS DE LECTURA</text:p>
          </table:table-cell>
          <table:table-cell table:number-columns-repeated="3"/>
        </table:table-row>
        <table:table-row table:style-name="ro3">
          <table:table-cell/>
          <table:table-cell table:style-name="ce23" office:value-type="string" calcext:value-type="string">
            <text:p>RIMS ACORDAN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0: sonança lleia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: consoança lleia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: rims meritori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: lleonismitat simpla femenin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a: lleonismitat simpla masculin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: lleonismitat perfecta femenin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a: lleonismitat perfecta masculin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4: lleonismitat plusquamperfecta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RIMS DICCIONAL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: rims equívocs lleials (rima d’homònims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0: mots torna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1: mots tornats en diferents casos gramatical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7: rims equívocs contrafets tipus 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8: rims equívocs contrafets tipus 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9: rims equívocs contrafets tipus 3 per un s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9a: rims equívocs contrafets tipus 3 per més d’un so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ALTR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5/2: rims utrisonants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REFERÈNCIES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Cantavella, Rosanna (2020)</text:p>
          </table:table-cell>
          <table:table-cell office:value-type="string" calcext:value-type="string">
            <text:p>Versus leonini, lleonisme, léonime: la rima de dues síl·labes en la teoria poètica trobadoresca, amb els seus contraparts llatí i francès</text:p>
          </table:table-cell>
          <table:table-cell office:value-type="string" calcext:value-type="string">
            <text:p>Revista de Literatura Medieval, 32: 73-97 </text:p>
          </table:table-cell>
          <table:table-cell office:value-type="string" calcext:value-type="string">
            <text:p>https://doi.org/10.37536/RLM.2020.32.0.77079 </text:p>
          </table:table-cell>
          <table:table-cell/>
        </table:table-row>
        <table:table-row table:style-name="ro3">
          <table:table-cell table:style-name="ce13" office:value-type="string" calcext:value-type="string">
            <text:p>Cantavella, Rosanna (2020)</text:p>
          </table:table-cell>
          <table:table-cell office:value-type="string" calcext:value-type="string">
            <text:p>La teoria dels rims diccionals als manuals poètics trobadorescos i el seu context</text:p>
          </table:table-cell>
          <table:table-cell office:value-type="string" calcext:value-type="string">
            <text:p>Lecturae tropatorum 13: 84-126</text:p>
          </table:table-cell>
          <table:table-cell office:value-type="string" calcext:value-type="string">
            <text:p>http://www.lt.unina.it/Cantavella-2020S.pdf </text:p>
          </table:table-cell>
          <table:table-cell/>
        </table:table-row>
        <table:table-row table:style-name="ro3">
          <table:table-cell table:style-name="ce13" office:value-type="string" calcext:value-type="string">
            <text:p>Cantavella, Rosanna (2021)</text:p>
          </table:table-cell>
          <table:table-cell office:value-type="string" calcext:value-type="string">
            <text:p>La rima de mèrit a l’Espill de Jaume Roig</text:p>
          </table:table-cell>
          <table:table-cell office:value-type="string" calcext:value-type="string">
            <text:p>Scripta: Revista internacional de literatura i cultura medieval i moderna 17: 36-61</text:p>
          </table:table-cell>
          <table:table-cell office:value-type="string" calcext:value-type="string">
            <text:p>https://doi.org/10.7203/scripta.17.20907 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RESUM</text:p>
          </table:table-cell>
          <table:table-cell office:value-type="string" calcext:value-type="string">
            <text:p>Buidatge de totes les rimes acordants I diccionals de l’obra conservada de Jordi de Sant Jordi, a partir de l’edició Riquer-Badia (excepte el poema 17, de l’edició Fratta. Per a millor comprensió de la rima, ací s’han regularitzat les grafies.</text:p>
          </table:table-cell>
          <table:table-cell table:number-columns-repeated="3"/>
        </table:table-row>
        <table:table-row table:style-name="ro3" table:number-rows-repeated="104799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b2b2b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4:19:19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7:19:35.185000000</meta:creation-date>
    <dc:date>2024-06-19T14:19:42.635000000</dc:date>
    <meta:editing-duration>P2DT18H47M28S</meta:editing-duration>
    <meta:editing-cycles>18</meta:editing-cycles>
    <meta:generator>LibreOffice/7.6.6.3$Windows_X86_64 LibreOffice_project/d97b2716a9a4a2ce1391dee1765565ea469b0ae7</meta:generator>
    <meta:document-statistic meta:table-count="1" meta:cell-count="1972" meta:object-count="0"/>
  </office:meta>
</office:document-meta>
</file>